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Name of code</text:p>
          </table:table-cell>
          <table:table-cell table:style-name="Table1.A1" office:value-type="string">
            <text:p text:style-name="Table_20_Contents">Group/company website </text:p>
          </table:table-cell>
          <table:table-cell table:style-name="Table1.C1" office:value-type="string">
            <text:p text:style-name="Table_20_Contents">Description </text:p>
          </table:table-cell>
        </table:table-row>
        <table:table-row>
          <table:table-cell table:style-name="Table1.A2" office:value-type="string">
            <text:p text:style-name="Table_20_Contents">Vsim </text:p>
          </table:table-cell>
          <table:table-cell table:style-name="Table1.A2" office:value-type="string">
            <text:p text:style-name="Table_20_Contents">Tech x <text:a xlink:type="simple" xlink:href="http://www.txcorp.com/home/vsim/vsim-overview">http://www.txcorp.com/home/vsim/vsim-overview</text:a> </text:p>
          </table:table-cell>
          <table:table-cell table:style-name="Table1.C2" office:value-type="string">
            <text:p text:style-name="Table_20_Contents">Commercial but does have wall interactions and <text:s/>"allows you to hook in your own physics using Python, accelerated by performance libraries." . Has tools to modify the geometry </text:p>
          </table:table-cell>
        </table:table-row>
        <table:table-row>
          <table:table-cell table:style-name="Table1.A2" office:value-type="string">
            <text:p text:style-name="Table_20_Contents">SCEPTIC3D</text:p>
          </table:table-cell>
          <table:table-cell table:style-name="Table1.A2" office:value-type="string">
            <text:p text:style-name="Table_20_Contents">https://github.com/plasmasim/sceptic3D</text:p>
          </table:table-cell>
          <table:table-cell table:style-name="Table1.C2" office:value-type="string">
            <text:p text:style-name="Table_20_Contents">Used to model the edge of magnetic devices and probes. Hybrid. Fully 3d 3v. Has charge- exchange collisions. Can download source code. </text:p>
          </table:table-cell>
        </table:table-row>
        <table:table-row>
          <table:table-cell table:style-name="Table1.A2" office:value-type="string">
            <text:p text:style-name="Table_20_Contents">SPICE3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>3D3V Cartesian PIC code.</text:p>
            <text:p text:style-name="Table_20_Contents">Used to simulate sheath and magnetic pre-sheath of PFCs in tokamaks.</text:p>
            <text:p text:style-name="Table_20_Contents">Has been used to simulate probes.</text:p>
            <text:p text:style-name="Table_20_Contents">Nick colloborates with author. </text:p>
            <text:p text:style-name="Table_20_Contents">Able to change magnetic inclination and magnitude 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9T18:09:39</meta:creation-date>
    <dc:date>2014-09-09T22:40:51</dc:date>
    <meta:editing-duration>PT49M53S</meta:editing-duration>
    <meta:editing-cycles>3</meta:editing-cycles>
    <meta:generator>LibreOffice/3.5$Linux_X86_64 LibreOffice_project/350m1$Build-2</meta:generator>
    <meta:document-statistic meta:table-count="1" meta:image-count="0" meta:object-count="0" meta:page-count="1" meta:paragraph-count="15" meta:word-count="95" meta:character-count="675" meta:non-whitespace-character-count="585"/>
  </office:meta>
</office:document-meta>
</file>